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811in"/>
    </style:style>
    <style:style style:name="co3" style:family="table-column">
      <style:table-column-properties fo:break-before="auto" style:column-width="3.561in"/>
    </style:style>
    <style:style style:name="co5" style:family="table-column">
      <style:table-column-properties fo:break-before="auto" style:column-width="4.9047in"/>
    </style:style>
    <style:style style:name="co6" style:family="table-column">
      <style:table-column-properties fo:break-before="auto" style:column-width="1.3102in"/>
    </style:style>
    <style:style style:name="co7" style:family="table-column">
      <style:table-column-properties fo:break-before="auto" style:column-width="2.0646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00cccc" fo:border-left="0.0008in solid #000000" fo:border-right="none" style:shadow="none" fo:border-top="0.0008in solid #000000"/>
    </style:style>
    <style:style style:name="ce2" style:family="table-cell" style:parent-style-name="Default">
      <style:table-cell-properties fo:border-bottom="0.0008in solid #000000" fo:background-color="#00cccc" fo:border-left="none" fo:border-right="none" style:shadow="none" fo:border-top="0.0008in solid #000000"/>
    </style:style>
    <style:style style:name="ce3" style:family="table-cell" style:parent-style-name="Default">
      <style:table-cell-properties fo:border-bottom="0.0008in solid #000000" fo:background-color="#00cccc" fo:wrap-option="wrap" fo:border-left="none" fo:border-right="0.0008in solid #000000" style:shadow="none" fo:border-top="0.0008in solid #000000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00dcff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Spec ID</text:p>
          </table:table-cell>
          <table:table-cell table:style-name="ce2" office:value-type="string">
            <text:p>Specification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Test</text:p>
          </table:table-cell>
          <table:table-cell table:style-name="ce5" office:value-type="string">
            <text:p>Notes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Working request API </text:p>
          </table:table-cell>
          <table:table-cell office:value-type="string">
            <text:p>Handle requests to Riot servers of the following sort: player details, player's games, static data (champions/items/summoner spells)</text:p>
          </table:table-cell>
          <table:table-cell office:value-type="string">
            <text:p>test_riotapi_py.py</text:p>
          </table:table-cell>
          <table:table-cell office:value-type="string">
            <text:p>Still need to sort out static requests, and limits!!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Gamedata grabber</text:p>
          </table:table-cell>
          <table:table-cell office:value-type="string">
            <text:p>Grabs, sorts, stores data from the pulled requests in lists for use in database.</text:p>
          </table:table-cell>
          <table:table-cell/>
          <table:table-cell office:value-type="string">
            <text:p>Some of the data types may need to be reworked – summoner ids are in lists, but raw data and “all_stats” are in dicts/ordered dicts...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“Main” </text:p>
          </table:table-cell>
          <table:table-cell office:value-type="string">
            <text:p>Just a temporary work-flow file before a GUI is available (or a class that handles the eventual button calls).</text:p>
          </table:table-cell>
          <table:table-cell/>
          <table:table-cell office:value-type="string">
            <text:p>Gets and transfers data to db...need to make gamedata class or db class (I favour the latter) check last “game_id” from db against the ones collected from the riotapi.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7/07/2014</text:date>, <text:time>01:3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hendran Nadesan</meta:initial-creator>
    <meta:creation-date>2014-05-26T17:03:42.04</meta:creation-date>
    <dc:date>2014-07-07T01:31:22.98</dc:date>
    <dc:creator>Mahendran Nadesan</dc:creator>
    <meta:editing-duration>PT2H46M59S</meta:editing-duration>
    <meta:editing-cycles>3</meta:editing-cycles>
    <meta:generator>OpenOffice/4.0.0$Win32 OpenOffice.org_project/400m3$Build-9702</meta:generator>
    <meta:document-statistic meta:table-count="3" meta:cell-count="18" meta:object-count="0"/>
  </office:meta>
</office:document-meta>
</file>